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c8c6" officeooo:paragraph-rsid="000dc8c6"/>
    </style:style>
    <style:style style:name="P2" style:family="paragraph" style:parent-style-name="Standard">
      <style:text-properties officeooo:paragraph-rsid="000dc8c6"/>
    </style:style>
    <style:style style:name="P3" style:family="paragraph" style:parent-style-name="Standard">
      <style:text-properties officeooo:rsid="0013cfaf" officeooo:paragraph-rsid="0013cfaf"/>
    </style:style>
    <style:style style:name="P4" style:family="paragraph" style:parent-style-name="Standard">
      <style:text-properties fo:font-size="12pt" fo:font-style="normal" style:text-underline-style="none" fo:font-weight="normal" officeooo:rsid="000dc8c6" officeooo:paragraph-rsid="000dc8c6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officeooo:rsid="00187fc6" officeooo:paragraph-rsid="00187fc6"/>
    </style:style>
    <style:style style:name="P6" style:family="paragraph" style:parent-style-name="Standard">
      <style:text-properties style:font-name="Liberation Serif" fo:font-size="12pt" fo:font-style="normal" style:text-underline-style="none" fo:font-weight="normal" officeooo:paragraph-rsid="00292ce7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font-name="Liberation Serif" fo:font-size="12pt" fo:font-style="normal" style:text-underline-style="none" fo:font-weight="normal" officeooo:paragraph-rsid="00292ce7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style:text-underline-style="none" fo:font-weight="normal" officeooo:rsid="000dc8c6" officeooo:paragraph-rsid="000dc8c6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officeooo:rsid="00352f76" officeooo:paragraph-rsid="00352f76"/>
    </style:style>
    <style:style style:name="P10" style:family="paragraph" style:parent-style-name="Standard">
      <style:text-properties officeooo:rsid="003eee1e" officeooo:paragraph-rsid="003eee1e"/>
    </style:style>
    <style:style style:name="P11" style:family="paragraph" style:parent-style-name="Standard">
      <style:text-properties officeooo:paragraph-rsid="0025df7c"/>
    </style:style>
    <style:style style:name="T1" style:family="text">
      <style:text-properties officeooo:rsid="000dc8c6"/>
    </style:style>
    <style:style style:name="T2" style:family="text">
      <style:text-properties officeooo:rsid="001126de"/>
    </style:style>
    <style:style style:name="T3" style:family="text">
      <style:text-properties officeooo:rsid="0011e7e2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c8c6" style:font-weight-asian="normal" style:font-weight-complex="normal"/>
    </style:style>
    <style:style style:name="T6" style:family="text">
      <style:text-properties fo:font-weight="normal" officeooo:rsid="003e4063" style:font-weight-asian="normal" style:font-weight-complex="normal"/>
    </style:style>
    <style:style style:name="T7" style:family="text">
      <style:text-properties fo:font-weight="normal" officeooo:rsid="003eee1e" style:font-weight-asian="normal" style:font-weight-complex="normal"/>
    </style:style>
    <style:style style:name="T8" style:family="text">
      <style:text-properties officeooo:rsid="0013cfaf"/>
    </style:style>
    <style:style style:name="T9" style:family="text">
      <style:text-properties officeooo:rsid="0019e358"/>
    </style:style>
    <style:style style:name="T10" style:family="text">
      <style:text-properties officeooo:rsid="0025df7c"/>
    </style:style>
    <style:style style:name="T11" style:family="text">
      <style:text-properties officeooo:rsid="00377a15"/>
    </style:style>
    <style:style style:name="T12" style:family="text">
      <style:text-properties officeooo:rsid="003bdd63"/>
    </style:style>
    <style:style style:name="T13" style:family="text">
      <style:text-properties officeooo:rsid="003cd1be"/>
    </style:style>
    <style:style style:name="T14" style:family="text">
      <style:text-properties officeooo:rsid="003e40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orgios Markou MPT Test2</text:p>
      <text:p text:style-name="P4"/>
      <text:p text:style-name="P6"><text:span text:style-name="T1">a)</text:span></text:p>
      <text:p text:style-name="P6"><text:span text:style-name="T1"><text:tab/>1) Beispiel: </text:span>PUSH {R2,LR}<text:tab/></text:p>
      <text:p text:style-name="P6"><text:tab/><text:span text:style-name="T13">Der Wert von R15 (PC) wird auf den Stack gepusht. Anschließend wird er vom Stack wieder <text:tab/>in das PC-Register gespeichert.</text:span></text:p>
      <text:p text:style-name="P6"/>
      <text:p text:style-name="P4"><text:tab/>2) <text:span text:style-name="T9">Beispiel: bl myFunc</text:span></text:p>
      <text:p text:style-name="P4"><text:tab/><text:span text:style-name="T14">Wir springen zur Adresse die in LR gespeichert war</text:span></text:p>
      <text:p text:style-name="P1"/>
      <text:p text:style-name="P1"><text:tab/><text:span text:style-name="T8">Die Variante 1 bietet den Vorteil, dass Schachtelung implizit unterstützt wird, weil der PC <text:tab/>vor dem Sprung auf dem Stack gespeichert wird.</text:span></text:p>
      <text:p text:style-name="P1"/>
      <text:p text:style-name="P1">b)<text:tab/>1) <text:span text:style-name="T3">a: r24; b: r22</text:span></text:p>
      <text:p text:style-name="P2"><text:span text:style-name="T1"><text:tab/>2)</text:span><text:span text:style-name="T5"> </text:span><text:span text:style-name="T4">r2-r17, r28-r29 </text:span><text:span text:style-name="T7">(r29:r28 = Y Pointer)</text:span></text:p>
      <text:p text:style-name="P1"/>
      <text:p text:style-name="P1">c)<text:tab/><text:span text:style-name="T3">1) a: r0; b: r1</text:span></text:p>
      <text:p text:style-name="P1"><text:tab/><text:span text:style-name="T3">2) r4-r11</text:span></text:p>
      <text:p text:style-name="P1"/>
      <text:p text:style-name="P1">d)<text:tab/><text:span text:style-name="T2">1) c</text:span></text:p>
      <text:p text:style-name="P1"><text:tab/><text:span text:style-name="T2">2) b</text:span></text:p>
      <text:p text:style-name="P1"><text:tab/><text:span text:style-name="T2">3) a</text:span></text:p>
      <text:p text:style-name="P1"><text:tab/><text:span text:style-name="T2">4) d</text:span></text:p>
      <text:p text:style-name="P1"/>
      <text:p text:style-name="P1">e) <text:span text:style-name="T8">Synchron bedeutet, dass der Interrupt, immer bei den gleichen Bedingungen ausgelöst wird (vorhersehbar).</text:span></text:p>
      <text:p text:style-name="P3">Er wird von der CPU selbst ausgelöst und ist für das laufende Programm bestimmt. </text:p>
      <text:p text:style-name="P3">Wird auch als Exception bezeichnet.</text:p>
      <text:p text:style-name="P3"/>
      <text:p text:style-name="P9">Sprünge sind auch synchron, weil schon beim Kompilieren bekannt ist wo gesprungen wird, es ist immer vorhersehbar/<text:span text:style-name="T11">bekannt</text:span>.</text:p>
      <text:p text:style-name="P9"/>
      <text:p text:style-name="P10">Nach der Abarbeitung dieser Sprünge und SW-Interrupts wird das eigentliche Programm weiter ausgeführt.</text:p>
      <text:p text:style-name="P1"/>
      <text:p text:style-name="P1">f) <text:span text:style-name="T10">Das Sprungziel ist bei SW-Interrupts nicht durch die Instruktion beliebig anpassbar. Es wird an eine sichere Adresse gesprungen, diese ist durch das System in der Vektortabelle vorgegeben.</text:span></text:p>
      <text:p text:style-name="P1"/>
      <text:p text:style-name="P11"><text:span text:style-name="T10">In Assembler-Code wird an die Adresse die PC enthält gesprungen. In unserem Fall (beim ARM Cortex M-3) ist PC das Register R15.</text:span></text:p>
      <text:p text:style-name="P1"/>
      <text:p text:style-name="P1">g) höchste Priorität (absteigend): RESET, NMI (Non Maskable Interrupt), HardFault</text:p>
      <text:p text:style-name="P1"/>
      <text:p text:style-name="P1">Reset hat die Priorität -3. NMI hat die Priorität -2. HardFault hat die Priorität -1.</text:p>
      <text:p text:style-name="P1">Alle drei sind nicht konfigurierbar, haben negative Prioritäten <text:span text:style-name="T12">und sind nicht synchron.</text:span></text:p>
      <text:p text:style-name="P1"/>
      <text:p text:style-name="P5">Alle anderen Vektoren haben programmierbare Priorität. Priorität muss im Bereich von 0 bis einschließlich 255 sein(je kleiner die Zahl desto höher die Priorität)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08T15:02:08.798758178</meta:creation-date>
    <dc:date>2020-06-15T16:49:54.615990800</dc:date>
    <meta:editing-duration>PT1H18M45S</meta:editing-duration>
    <meta:editing-cycles>16</meta:editing-cycles>
    <meta:generator>LibreOffice/6.3.4.2$Linux_X86_64 LibreOffice_project/30$Build-2</meta:generator>
    <meta:document-statistic meta:table-count="0" meta:image-count="0" meta:object-count="0" meta:page-count="1" meta:paragraph-count="26" meta:word-count="267" meta:character-count="1681" meta:non-whitespace-character-count="1426"/>
  </office:meta>
</office:document-meta>
</file>